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C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5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bigail Kutovnen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Coralee Anderson #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8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Joseph Hrycak #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40">
            <text:p>40</text:p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60">
            <text:p>6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50">
            <text:p>5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ussell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Luke Massey #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27" office:value-type="string">
            <text:p>c</text:p>
          </table:table-cell>
          <table:table-cell table:style-name="ce40" office:value-type="string">
            <text:p>b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Logan Bartkiw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Noah Belhumer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Josie Jamieson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Faith Klimack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60">
            <text:p>60</text:p>
          </table:table-cell>
          <table:table-cell table:style-name="ce38" table:formula="of:=[Calculations.Q58]" office:value-type="float" office:value="70">
            <text:p>7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Georson Labauza #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8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Lucy Giesbrech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e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ila Sawatzky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Seth Peters #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80">
            <text:p>80</text:p>
          </table:table-cell>
          <table:table-cell table:style-name="ce20" table:formula="of:=[Calculations.O109]" office:value-type="float" office:value="70">
            <text:p>7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60">
            <text:p>60</text:p>
          </table:table-cell>
          <table:table-cell table:style-name="ce20" table:formula="of:=[Calculations.R109]" office:value-type="float" office:value="80">
            <text:p>80</text:p>
          </table:table-cell>
          <table:table-cell table:style-name="ce20" table:formula="of:=[Calculations.S109]" office:value-type="float" office:value="100">
            <text:p>10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C">
            <text:p>Quiz CC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Langenburg 5">
            <text:p>Langenburg 5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50">
            <text:p>50</text:p>
          </table:table-cell>
          <table:table-cell table:style-name="ce58" table:formula="of:=[Calculations.AE16]" office:value-type="float" office:value="4">
            <text:p>4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ussell 1">
            <text:p>Russell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70">
            <text:p>70</text:p>
          </table:table-cell>
          <table:table-cell table:style-name="ce58" table:formula="of:=[Calculations.AE17]" office:value-type="float" office:value="7">
            <text:p>7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5">
            <text:p>Morris 5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00">
            <text:p>100</text:p>
          </table:table-cell>
          <table:table-cell table:style-name="ce58" table:formula="of:=[Calculations.AE18]" office:value-type="float" office:value="12">
            <text:p>12</text:p>
          </table:table-cell>
          <table:table-cell table:style-name="ce58" table:formula="of:=[Calculations.AF18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Langenburg 5">
            <text:p>Langenburg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bigail Kutovnen #">
            <text:p>Abigail Kutovnen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Coralee Anderson #">
            <text:p>Coralee Anderson #</text:p>
          </table:table-cell>
          <table:table-cell table:formula="of:=[Calculations.B4]" office:value-type="float" office:value="-10">
            <text:p>-10</text:p>
          </table:table-cell>
          <table:table-cell table:style-name="ce60" table:formula="of:=[Calculations.C4]" office:value-type="float" office:value="2">
            <text:p>2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e">
            <text:p>e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e">
            <text:p>e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Joseph Hrycak #">
            <text:p>Joseph Hrycak #</text:p>
          </table:table-cell>
          <table:table-cell table:formula="of:=[Calculations.B5]" office:value-type="float" office:value="40">
            <text:p>4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e">
            <text:p>e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 office:value-type="string" office:string-value="c">
            <text:p>c</text:p>
          </table:table-cell>
          <table:table-cell table:style-name="ce66" table:formula="of:=[Calculations.L5]">
            <text:p/>
          </table:table-cell>
          <table:table-cell table:style-name="ce66" table:formula="of:=[Calculations.M5]" office:value-type="string" office:string-value="c">
            <text:p>c</text:p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40">
            <text:p>40</text:p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60">
            <text:p>6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50">
            <text:p>5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ussell 1">
            <text:p>Russell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Luke Massey #">
            <text:p>Luke Massey #</text:p>
          </table:table-cell>
          <table:table-cell table:formula="of:=[Calculations.B53]" office:value-type="float" office:value="40">
            <text:p>4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c">
            <text:p>c</text:p>
          </table:table-cell>
          <table:table-cell table:style-name="ce66" table:formula="of:=[Calculations.Q53]" office:value-type="string" office:string-value="b">
            <text:p>b</text:p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Logan Bartkiw #">
            <text:p>Logan Bartkiw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Noah Belhumer #">
            <text:p>Noah Belhumer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Josie Jamieson #">
            <text:p>Josie Jamieson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Faith Klimack #">
            <text:p>Faith Klimack #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60">
            <text:p>60</text:p>
          </table:table-cell>
          <table:table-cell table:style-name="ce65" table:formula="of:=[Calculations.Q58]" office:value-type="float" office:value="70">
            <text:p>7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5">
            <text:p>Morris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Georson Labauza #">
            <text:p>Georson Labauza #</text:p>
          </table:table-cell>
          <table:table-cell table:formula="of:=[Calculations.B104]" office:value-type="float" office:value="60">
            <text:p>6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 office:value-type="string" office:string-value="c">
            <text:p>c</text:p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 office:value-type="string" office:string-value="e">
            <text:p>e</text:p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c">
            <text:p>c</text:p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Lucy Giesbrecht #">
            <text:p>Lucy Giesbrecht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 office:value-type="string" office:string-value="e">
            <text:p>e</text:p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ila Sawatzky #">
            <text:p>Caila Sawatzky #</text:p>
          </table:table-cell>
          <table:table-cell table:formula="of:=[Calculations.B106]" office:value-type="float" office:value="40">
            <text:p>4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 office:value-type="string" office:string-value="e">
            <text:p>e</text:p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 office:value-type="string" office:string-value="c">
            <text:p>c</text:p>
          </table:table-cell>
          <table:table-cell table:style-name="ce67" table:formula="of:=[Calculations.M106]">
            <text:p/>
          </table:table-cell>
          <table:table-cell table:style-name="ce67" table:formula="of:=[Calculations.N106]" office:value-type="string" office:string-value="c">
            <text:p>c</text:p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Seth Peters #">
            <text:p>Seth Peters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 office:value-type="string" office:string-value="e">
            <text:p>e</text:p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80">
            <text:p>80</text:p>
          </table:table-cell>
          <table:table-cell table:style-name="ce65" table:formula="of:=[Calculations.O109]" office:value-type="float" office:value="70">
            <text:p>7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60">
            <text:p>60</text:p>
          </table:table-cell>
          <table:table-cell table:style-name="ce65" table:formula="of:=[Calculations.R109]" office:value-type="float" office:value="80">
            <text:p>80</text:p>
          </table:table-cell>
          <table:table-cell table:style-name="ce65" table:formula="of:=[Calculations.S109]" office:value-type="float" office:value="100">
            <text:p>10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Langenburg 5">
            <text:p>Langenburg 5</text:p>
          </table:table-cell>
          <table:table-cell table:style-name="ce9" table:formula="of:=CONCATENATE([$Quiz.$C$3];[$Quiz.$D$3])" office:value-type="string" office:string-value="CC">
            <text:p>CC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50">
            <text:p>50</text:p>
          </table:table-cell>
          <table:table-cell table:style-name="ce24" table:formula="of:=[Calculations.AE16]" office:value-type="float" office:value="4">
            <text:p>4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ussell 1">
            <text:p>Russell 1</text:p>
          </table:table-cell>
          <table:table-cell table:style-name="ce9" table:formula="of:=CONCATENATE([$Quiz.$C$3];[$Quiz.$D$3])" office:value-type="string" office:string-value="CC">
            <text:p>CC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70">
            <text:p>70</text:p>
          </table:table-cell>
          <table:table-cell table:style-name="ce24" table:formula="of:=[Calculations.AE17]" office:value-type="float" office:value="7">
            <text:p>7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5">
            <text:p>Morris 5</text:p>
          </table:table-cell>
          <table:table-cell table:style-name="ce9" table:formula="of:=CONCATENATE([$Quiz.$C$3];[$Quiz.$D$3])" office:value-type="string" office:string-value="CC">
            <text:p>CC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00">
            <text:p>100</text:p>
          </table:table-cell>
          <table:table-cell table:style-name="ce24" table:formula="of:=[Calculations.AE18]" office:value-type="float" office:value="12">
            <text:p>12</text:p>
          </table:table-cell>
          <table:table-cell table:formula="of:=[Calculations.AF18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bigail Kutovnen #">
            <text:p>Abigail Kutovnen #</text:p>
          </table:table-cell>
          <table:table-cell table:style-name="ce24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Coralee Anderson #">
            <text:p>Coralee Anderson #</text:p>
          </table:table-cell>
          <table:table-cell table:style-name="ce24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4]" office:value-type="float" office:value="-10">
            <text:p>-10</text:p>
          </table:table-cell>
          <table:table-cell table:style-name="ce24" table:formula="of:=[Calculations.C4]" office:value-type="float" office:value="2">
            <text:p>2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oseph Hrycak #">
            <text:p>Joseph Hrycak #</text:p>
          </table:table-cell>
          <table:table-cell table:style-name="ce24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]" office:value-type="float" office:value="40">
            <text:p>4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Luke Massey #">
            <text:p>Luke Massey #</text:p>
          </table:table-cell>
          <table:table-cell table:style-name="ce24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3]" office:value-type="float" office:value="40">
            <text:p>4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Logan Bartkiw #">
            <text:p>Logan Bartkiw #</text:p>
          </table:table-cell>
          <table:table-cell table:style-name="ce24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Noah Belhumer #">
            <text:p>Noah Belhumer #</text:p>
          </table:table-cell>
          <table:table-cell table:style-name="ce24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Josie Jamieson #">
            <text:p>Josie Jamieson #</text:p>
          </table:table-cell>
          <table:table-cell table:style-name="ce24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Faith Klimack #">
            <text:p>Faith Klimack #</text:p>
          </table:table-cell>
          <table:table-cell table:style-name="ce24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Georson Labauza #">
            <text:p>Georson Labauza #</text:p>
          </table:table-cell>
          <table:table-cell table:style-name="ce24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4]" office:value-type="float" office:value="60">
            <text:p>6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Lucy Giesbrecht #">
            <text:p>Lucy Giesbrecht #</text:p>
          </table:table-cell>
          <table:table-cell table:style-name="ce24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ila Sawatzky #">
            <text:p>Caila Sawatzky #</text:p>
          </table:table-cell>
          <table:table-cell table:style-name="ce24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6]" office:value-type="float" office:value="40">
            <text:p>4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Seth Peters #">
            <text:p>Seth Peters #</text:p>
          </table:table-cell>
          <table:table-cell table:style-name="ce24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Langenburg 5">
            <text:p>Langenburg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bigail Kutovnen #">
            <text:p>Abigail Kutovnen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Coralee Anderson #">
            <text:p>Coralee Anderson #</text:p>
          </table:table-cell>
          <table:table-cell table:style-name="ce77" table:formula="of:=[.S12]*20+[.Z12]+[.Z24]+[.Z34]" office:value-type="float" office:value="-10">
            <text:p>-10</text:p>
          </table:table-cell>
          <table:table-cell table:style-name="ce77" table:formula="of:=[.S24]" office:value-type="float" office:value="2">
            <text:p>2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e">
            <text:p>e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e">
            <text:p>e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5">
            <text:p>Langenburg 5</text:p>
          </table:table-cell>
          <table:table-cell table:style-name="ce77" table:formula="of:=[.$S$42]" office:value-type="float" office:value="50">
            <text:p>5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5">
            <text:p>5</text:p>
          </table:table-cell>
          <table:table-cell table:style-name="ce78" table:formula="of:=VLOOKUP([.AK$3];TeamPoints;2)+MAX(([.$AC4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oseph Hrycak #">
            <text:p>Joseph Hrycak #</text:p>
          </table:table-cell>
          <table:table-cell table:style-name="ce77" table:formula="of:=[.S13]*20+[.Z13]+[.Z25]+[.Z35]" office:value-type="float" office:value="40">
            <text:p>4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 office:value-type="string" office:string-value="e">
            <text:p>e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 office:value-type="string" office:string-value="c">
            <text:p>c</text:p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 office:value-type="string" office:string-value="c">
            <text:p>c</text:p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ussell 1">
            <text:p>Russell 1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8">
            <text:p>8</text:p>
          </table:table-cell>
          <table:table-cell table:style-name="ce78" table:formula="of:=VLOOKUP([.AH$3];TeamPoints;2)+MAX(([.$AC5]-VLOOKUP([.AH$3];TeamPoints;3))/10;0)" office:value-type="float" office:value="7">
            <text:p>7</text:p>
          </table:table-cell>
          <table:table-cell table:style-name="ce78" table:formula="of:=VLOOKUP([.AI$3];TeamPoints;2)+MAX(([.$AC5]-VLOOKUP([.AI$3];TeamPoints;3))/10;0)" office:value-type="float" office:value="7">
            <text:p>7</text:p>
          </table:table-cell>
          <table:table-cell table:style-name="ce78" table:formula="of:=VLOOKUP([.AJ$3];TeamPoints;2)+MAX(([.$AC5]-VLOOKUP([.AJ$3];TeamPoints;3))/10;0)" office:value-type="float" office:value="7">
            <text:p>7</text:p>
          </table:table-cell>
          <table:table-cell table:style-name="ce78" table:formula="of:=VLOOKUP([.AK$3];TeamPoints;2)+MAX(([.$AC5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5">
            <text:p>Morris 5</text:p>
          </table:table-cell>
          <table:table-cell table:style-name="ce77" table:formula="of:=[.$S$144]" office:value-type="float" office:value="100">
            <text:p>10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2">
            <text:p>12</text:p>
          </table:table-cell>
          <table:table-cell table:style-name="ce78" table:formula="of:=VLOOKUP([.AG$3];TeamPoints;2)+MAX(([.$AC6]-VLOOKUP([.AG$3];TeamPoints;3))/10;0)" office:value-type="float" office:value="11">
            <text:p>11</text:p>
          </table:table-cell>
          <table:table-cell table:style-name="ce78" table:formula="of:=VLOOKUP([.AH$3];TeamPoints;2)+MAX(([.$AC6]-VLOOKUP([.AH$3];TeamPoints;3))/10;0)" office:value-type="float" office:value="10">
            <text:p>10</text:p>
          </table:table-cell>
          <table:table-cell table:style-name="ce78" table:formula="of:=VLOOKUP([.AI$3];TeamPoints;2)+MAX(([.$AC6]-VLOOKUP([.AI$3];TeamPoints;3))/10;0)" office:value-type="float" office:value="10">
            <text:p>10</text:p>
          </table:table-cell>
          <table:table-cell table:style-name="ce78" table:formula="of:=VLOOKUP([.AJ$3];TeamPoints;2)+MAX(([.$AC6]-VLOOKUP([.AJ$3];TeamPoints;3))/10;0)" office:value-type="float" office:value="10">
            <text:p>10</text:p>
          </table:table-cell>
          <table:table-cell table:style-name="ce78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40">
            <text:p>4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60">
            <text:p>6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50">
            <text:p>5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5">
            <text:p>Langenburg 5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ussell 1">
            <text:p>Russell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2">
            <text:p>2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5">
            <text:p>Morris 5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Langenburg 5">
            <text:p>Langenburg 5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50">
            <text:p>50</text:p>
          </table:table-cell>
          <table:table-cell table:style-name="ce77" table:formula="of:=HLOOKUP([.AC16];TotalPoints;2)" office:value-type="float" office:value="4">
            <text:p>4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Russell 1">
            <text:p>Russell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HLOOKUP([.AC17];TotalPoints;3)" office:value-type="float" office:value="7">
            <text:p>7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5">
            <text:p>Morris 5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00">
            <text:p>100</text:p>
          </table:table-cell>
          <table:table-cell table:style-name="ce77" table:formula="of:=HLOOKUP([.AC18];TotalPoints;4)" office:value-type="float" office:value="12">
            <text:p>12</text:p>
          </table:table-cell>
          <table:table-cell table:style-name="ce77" table:formula="of:=[.S130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2">
            <text:p>2</text:p>
          </table:table-cell>
          <table:table-cell table:formula="of:=IF(LOWER([.R4])=&quot;e&quot;;[.Q24]+1;[.Q24])" office:value-type="float" office:value="2">
            <text:p>2</text:p>
          </table:table-cell>
          <table:table-cell table:formula="of:=IF(LOWER([.S4])=&quot;e&quot;;[.R24]+1;[.R24])" office:value-type="float" office:value="2">
            <text:p>2</text:p>
          </table:table-cell>
          <table:table-cell table:formula="of:=IF(LOWER([.T4])=&quot;e&quot;;[.S24]+1;[.S24])" office:value-type="float" office:value="2">
            <text:p>2</text:p>
          </table:table-cell>
          <table:table-cell table:formula="of:=IF(LOWER([.U4])=&quot;e&quot;;[.T24]+1;[.T24])" office:value-type="float" office:value="2">
            <text:p>2</text:p>
          </table:table-cell>
          <table:table-cell table:formula="of:=IF(LOWER([.V4])=&quot;e&quot;;[.U24]+1;[.U24])" office:value-type="float" office:value="2">
            <text:p>2</text:p>
          </table:table-cell>
          <table:table-cell table:formula="of:=IF(LOWER([.W4])=&quot;e&quot;;[.V24]+1;[.V24])" office:value-type="float" office:value="2">
            <text:p>2</text:p>
          </table:table-cell>
          <table:table-cell table:formula="of:=IF(LOWER([.X4])=&quot;e&quot;;[.W24]+1;[.W24])" office:value-type="float" office:value="2">
            <text:p>2</text:p>
          </table:table-cell>
          <table:table-cell table:formula="of:=IF(LOWER([.Y4])=&quot;e&quot;;[.X24]+1;[.X24])" office:value-type="float" office:value="2">
            <text:p>2</text:p>
          </table:table-cell>
          <table:table-cell table:formula="of:=IF([.S24]&gt;1;([.S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1">
            <text:p>1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2">
            <text:p>2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-1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50">
            <text:p>50</text:p>
          </table:table-cell>
          <table:table-cell table:formula="of:=[.Q42]+[.R41]" office:value-type="float" office:value="50">
            <text:p>50</text:p>
          </table:table-cell>
          <table:table-cell table:formula="of:=[.R42]+[.S41]" office:value-type="float" office:value="50">
            <text:p>50</text:p>
          </table:table-cell>
          <table:table-cell table:formula="of:=[.S42]+[.T41]" office:value-type="float" office:value="50">
            <text:p>50</text:p>
          </table:table-cell>
          <table:table-cell table:formula="of:=[.T42]+[.U41]" office:value-type="float" office:value="50">
            <text:p>50</text:p>
          </table:table-cell>
          <table:table-cell table:formula="of:=[.U42]+[.V41]" office:value-type="float" office:value="50">
            <text:p>50</text:p>
          </table:table-cell>
          <table:table-cell table:formula="of:=[.V42]+[.W41]" office:value-type="float" office:value="50">
            <text:p>50</text:p>
          </table:table-cell>
          <table:table-cell table:formula="of:=[.W42]+[.X41]" office:value-type="float" office:value="50">
            <text:p>50</text:p>
          </table:table-cell>
          <table:table-cell table:formula="of:=[.X42]+[.Y41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ussell 1">
            <text:p>Russell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Luke Massey #">
            <text:p>Luke Massey #</text:p>
          </table:table-cell>
          <table:table-cell table:style-name="ce77" table:formula="of:=[.S61]*20+[.Z61]+[.Z73]+[.Z83]" office:value-type="float" office:value="40">
            <text:p>4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2">
            <text:p>2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c">
            <text:p>c</text:p>
          </table:table-cell>
          <table:table-cell table:style-name="ce78" table:formula="of:=IF([Quiz.P14]=0;&quot;&quot;;[Quiz.P14])" office:value-type="string" office:string-value="b">
            <text:p>b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Logan Bartkiw #">
            <text:p>Logan Bartkiw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Noah Belhumer #">
            <text:p>Noah Belhumer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Josie Jamieson #">
            <text:p>Josie Jamieson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Faith Klimack #">
            <text:p>Faith Klimack #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60">
            <text:p>60</text:p>
          </table:table-cell>
          <table:table-cell table:style-name="ce78" table:formula="of:=IF([.Q92]=0;&quot;&quot;;[.Q93])" office:value-type="float" office:value="70">
            <text:p>7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1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1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70">
            <text:p>70</text:p>
          </table:table-cell>
          <table:table-cell table:formula="of:=[.Q93]+[.R92]" office:value-type="float" office:value="70">
            <text:p>70</text:p>
          </table:table-cell>
          <table:table-cell table:formula="of:=[.R93]+[.S92]" office:value-type="float" office:value="70">
            <text:p>7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70">
            <text:p>7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true">
            <text:p>TRU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5">
            <text:p>Morris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Georson Labauza #">
            <text:p>Georson Labauza #</text:p>
          </table:table-cell>
          <table:table-cell table:style-name="ce77" table:formula="of:=[.S112]*20+[.Z112]+[.Z124]+[.Z134]" office:value-type="float" office:value="60">
            <text:p>6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4">
            <text:p>4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 office:value-type="string" office:string-value="c">
            <text:p>c</text:p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 office:value-type="string" office:string-value="e">
            <text:p>e</text:p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c">
            <text:p>c</text:p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Lucy Giesbrecht #">
            <text:p>Lucy Giesbrecht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 office:value-type="string" office:string-value="e">
            <text:p>e</text:p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ila Sawatzky #">
            <text:p>Caila Sawatzky #</text:p>
          </table:table-cell>
          <table:table-cell table:style-name="ce77" table:formula="of:=[.S114]*20+[.Z114]+[.Z126]+[.Z136]" office:value-type="float" office:value="40">
            <text:p>4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 office:value-type="string" office:string-value="e">
            <text:p>e</text:p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 office:value-type="string" office:string-value="c">
            <text:p>c</text:p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 office:value-type="string" office:string-value="c">
            <text:p>c</text:p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Seth Peters #">
            <text:p>Seth Peters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 office:value-type="string" office:string-value="e">
            <text:p>e</text:p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80">
            <text:p>80</text:p>
          </table:table-cell>
          <table:table-cell table:style-name="ce78" table:formula="of:=IF([.O143]=0;&quot;&quot;;[.O144])" office:value-type="float" office:value="70">
            <text:p>7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60">
            <text:p>60</text:p>
          </table:table-cell>
          <table:table-cell table:style-name="ce78" table:formula="of:=IF([.R143]=0;&quot;&quot;;[.R144])" office:value-type="float" office:value="80">
            <text:p>80</text:p>
          </table:table-cell>
          <table:table-cell table:style-name="ce78" table:formula="of:=IF([.S143]=0;&quot;&quot;;[.S144])" office:value-type="float" office:value="100">
            <text:p>10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2">
            <text:p>2</text:p>
          </table:table-cell>
          <table:table-cell table:formula="of:=IF(LOWER([.Q106])=&quot;c&quot;;[.P114]+1;[.P114])" office:value-type="float" office:value="2">
            <text:p>2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1">
            <text:p>1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4">
            <text:p>4</text:p>
          </table:table-cell>
          <table:table-cell table:formula="of:=SUM([.R124:.R128])" office:value-type="float" office:value="4">
            <text:p>4</text:p>
          </table:table-cell>
          <table:table-cell table:formula="of:=SUM([.S124:.S128])" office:value-type="float" office:value="4">
            <text:p>4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-1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70">
            <text:p>70</text:p>
          </table:table-cell>
          <table:table-cell table:formula="of:=[.O144]+[.P143]" office:value-type="float" office:value="70">
            <text:p>7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true">
            <text:p>TRU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4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15:46.79</meta:creation-date>
    <meta:editing-duration>PT7M35S</meta:editing-duration>
    <meta:editing-cycles>2</meta:editing-cycles>
    <meta:generator>OpenOffice/4.1.5$Win32 OpenOffice.org_project/415m1$Build-9789</meta:generator>
    <dc:date>2019-10-26T14:38:41.93</dc:date>
    <meta:document-statistic meta:table-count="5" meta:cell-count="4333" meta:object-count="0"/>
  </office:meta>
</office:document-meta>
</file>